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00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0000" draw:marker-start-width="0.275cm" draw:marker-end-width="0.27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275cm" draw:marker-end-width="0.27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75cm" draw:marker-end-width="0.27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275cm" draw:marker-end-width="0.27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00" draw:marker-start-width="0.275cm" draw:marker-end-width="0.27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331cm" fo:padding-top="0cm" fo:padding-bottom="0cm" fo:padding-left="0cm" fo:padding-right="0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ff0000" draw:textarea-horizontal-align="justify" draw:textarea-vertical-align="middle" draw:auto-grow-height="false" fo:min-height="0.226cm" fo:min-width="0cm" fo:padding-top="0.137cm" fo:padding-bottom="0.137cm" fo:padding-left="0.262cm" fo:padding-right="0.262cm" draw:shadow="hidden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33cc66" draw:textarea-horizontal-align="justify" draw:textarea-vertical-align="middle" draw:auto-grow-height="false" fo:min-height="0.226cm" fo:min-width="0cm" fo:padding-top="0.137cm" fo:padding-bottom="0.137cm" fo:padding-left="0.262cm" fo:padding-right="0.262cm" draw:shadow="hidden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000000" draw:textarea-horizontal-align="justify" draw:textarea-vertical-align="middle" draw:auto-grow-height="false" fo:min-height="0.226cm" fo:min-width="0cm" fo:padding-top="0.137cm" fo:padding-bottom="0.137cm" fo:padding-left="0.262cm" fo:padding-right="0.262cm" draw:shadow="hidden"/>
    </style:style>
    <style:style style:name="gr11" style:family="graphic" style:parent-style-name="standard">
      <style:graphic-properties svg:stroke-width="0.03cm" svg:stroke-color="#000000" draw:marker-start-width="0.245cm" draw:marker-end-width="0.245cm" draw:fill="solid" draw:fill-color="#ffff99" draw:textarea-horizontal-align="justify" draw:textarea-vertical-align="middle" draw:auto-grow-height="false" fo:min-height="0.22cm" fo:min-width="0.97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45cm" draw:marker-end-width="0.245cm" draw:fill="solid" draw:fill-color="#c0c0c0" draw:textarea-horizontal-align="justify" draw:textarea-vertical-align="middle" draw:auto-grow-height="false" fo:min-height="0.22cm" fo:min-width="1.47cm" fo:padding-top="0.14cm" fo:padding-bottom="0.14cm" fo:padding-left="0.265cm" fo:padding-right="0.265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729fc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950e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ae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9966cc" draw:marker-start-width="0.35cm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cm" svg:stroke-color="#000000" draw:marker-start-width="0.275cm" draw:marker-end-width="0.275cm" draw:fill="solid" draw:fill-color="#ff3333" draw:textarea-horizontal-align="justify" draw:textarea-vertical-align="middle" draw:auto-grow-height="false" fo:min-height="4.7cm" fo:min-width="4.45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666666" draw:marker-start-width="0.275cm" draw:marker-end-width="0.275cm" draw:fill="solid" draw:fill-color="#b3b3b3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666666" draw:fill="solid" draw:fill-color="#666666" draw:textarea-horizontal-align="justify" draw:textarea-vertical-align="middle" draw:auto-grow-height="false" fo:min-height="2.998cm" fo:min-width="2.248cm" fo:padding-top="0.15cm" fo:padding-bottom="0.15cm" fo:padding-left="0.275cm" fo:padding-right="0.275cm"/>
    </style:style>
    <style:style style:name="gr22" style:family="graphic" style:parent-style-name="standard">
      <style:graphic-properties svg:stroke-width="0.1cm" svg:stroke-color="#008000" draw:marker-start-width="0.275cm" draw:marker-end-width="0.275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05cm" draw:fill-color="#000080" draw:textarea-horizontal-align="justify" draw:textarea-vertical-align="middle" draw:auto-grow-height="false" fo:min-height="2.7cm" fo:min-width="2.35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ff" draw:fill="solid" draw:fill-color="#0099ff" draw:textarea-horizontal-align="justify" draw:textarea-vertical-align="middle" draw:auto-grow-height="false" fo:min-height="1.05cm" fo:min-width="1.25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1cm" svg:stroke-color="#000000" draw:fill="solid" draw:fill-color="#cccccc" draw:textarea-horizontal-align="justify" draw:textarea-vertical-align="middle" draw:auto-grow-height="false" fo:min-height="0.475cm" fo:min-width="1.233cm" fo:padding-top="0.13cm" fo:padding-bottom="0.13cm" fo:padding-left="0.255cm" fo:padding-right="0.255cm"/>
    </style:style>
    <style:style style:name="gr2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91cm" fo:min-width="0cm"/>
    </style:style>
    <style:style style:name="gr27" style:family="graphic" style:parent-style-name="standard">
      <style:graphic-properties draw:stroke="solid" svg:stroke-width="0cm" svg:stroke-color="#000000" draw:marker-start-width="0.125cm" draw:marker-end-width="0.125cm" draw:fill="solid" draw:fill-color="#999999" draw:textarea-horizontal-align="justify" draw:textarea-vertical-align="middle" draw:auto-grow-height="false" fo:min-height="0cm" fo:min-width="0.231cm" fo:padding-top="0.125cm" fo:padding-bottom="0.125cm" fo:padding-left="0.25cm" fo:padding-right="0.25cm"/>
    </style:style>
    <style:style style:name="gr28" style:family="graphic" style:parent-style-name="standard">
      <style:graphic-properties svg:stroke-width="0cm" svg:stroke-color="#000000" draw:marker-start-width="0.125cm" draw:marker-end-width="0.125cm" draw:fill="solid" draw:fill-color="#999999" draw:textarea-horizontal-align="justify" draw:textarea-vertical-align="middle" draw:auto-grow-height="false" fo:min-height="1.45cm" fo:min-width="0cm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556cm" fo:min-width="5.158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556cm" fo:min-width="2.898cm" fo:padding-top="0cm" fo:padding-bottom="0cm" fo:padding-left="0cm" fo:padding-right="0cm"/>
    </style:style>
    <style:style style:name="gr31" style:family="graphic" style:parent-style-name="standard">
      <style:graphic-properties draw:stroke="none" svg:stroke-width="0.01cm" svg:stroke-color="#000000" draw:fill="none" draw:fill-color="#ffffff" draw:textarea-horizontal-align="left" draw:auto-grow-height="true" draw:auto-grow-width="true" fo:min-height="0.416cm" fo:min-width="0.971cm" fo:padding-top="0cm" fo:padding-bottom="0cm" fo:padding-left="0cm" fo:padding-right="0cm"/>
    </style:style>
    <style:style style:name="gr32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1.7cm" fo:min-width="0.95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in-height="0.475cm" fo:min-width="0cm" fo:padding-top="0cm" fo:padding-bottom="0cm" fo:padding-left="0cm" fo:padding-right="0cm"/>
    </style:style>
    <style:style style:name="gr34" style:family="graphic" style:parent-style-name="standard">
      <style:graphic-properties draw:stroke="solid" svg:stroke-width="0cm" svg:stroke-color="#000000" draw:marker-start-width="0.2cm" draw:marker-end-width="0.2cm" draw:fill="solid" draw:fill-color="#000000" draw:fill-image-width="0cm" draw:fill-image-height="0cm" draw:textarea-horizontal-align="justify" draw:textarea-vertical-align="middle" draw:auto-grow-height="false" fo:min-height="1.049cm" fo:min-width="0.862cm" fo:padding-top="0.125cm" fo:padding-bottom="0.125cm" fo:padding-left="0.25cm" fo:padding-right="0.25cm" draw:shadow="hidden"/>
    </style:style>
    <style:style style:name="gr35" style:family="graphic" style:parent-style-name="standard">
      <style:graphic-properties svg:stroke-color="#999999"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3cm" fo:min-width="1.894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949cm" fo:min-width="3.605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665cm"/>
    </style:style>
    <style:style style:name="gr39" style:family="graphic" style:parent-style-name="standard">
      <style:graphic-properties draw:stroke="none" svg:stroke-width="0.01cm" svg:stroke-color="#000000" draw:fill="none" draw:fill-color="#ffffff" draw:textarea-horizontal-align="justify" draw:auto-grow-height="true" draw:auto-grow-width="true" draw:fit-to-size="shrink-to-fit" fo:min-height="0.416cm" fo:min-width="0.971cm" fo:padding-top="0cm" fo:padding-bottom="0cm" fo:padding-left="0cm" fo:padding-right="0cm"/>
    </style:style>
    <style:style style:name="gr40" style:family="graphic" style:parent-style-name="standard">
      <style:graphic-properties svg:stroke-width="0.03cm" svg:stroke-color="#999999" draw:marker-start-width="0.245cm" draw:marker-end-width="0.245cm" draw:fill="solid" draw:fill-color="#e6e64c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2cm" svg:stroke-color="#000000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42" style:family="graphic" style:parent-style-name="objectwithoutfill">
      <style:graphic-properties svg:stroke-width="0.2cm" svg:stroke-color="#0000ff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43" style:family="graphic" style:parent-style-name="objectwithoutfill">
      <style:graphic-properties svg:stroke-width="0.2cm" svg:stroke-color="#ff950e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2cm" svg:stroke-color="#ff0000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05cm" svg:stroke-color="#eeeeff" draw:marker-start="Circle" draw:marker-start-width="0.2cm" draw:marker-start-center="true" draw:marker-end="Circle" draw:marker-end-width="0.2cm" draw:marker-end-center="true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solid" svg:stroke-width="0.01cm" svg:stroke-color="#000000" draw:marker-start-width="0.215cm" draw:marker-end-width="0.215cm" draw:fill="solid" draw:fill-color="#ffff99" draw:textarea-horizontal-align="justify" draw:textarea-vertical-align="middle" draw:auto-grow-height="false" fo:min-height="0.64cm" fo:min-width="0cm" fo:padding-top="0.13cm" fo:padding-bottom="0.13cm" fo:padding-left="0.255cm" fo:padding-right="0.255cm"/>
    </style:style>
    <style:style style:name="gr47" style:family="graphic" style:parent-style-name="standard">
      <style:graphic-properties svg:stroke-width="0.01cm" svg:stroke-color="#000000" draw:fill="solid" draw:fill-color="#23ff23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48" style:family="graphic" style:parent-style-name="standard">
      <style:graphic-properties svg:stroke-width="0.01cm" svg:stroke-color="#000000" draw:fill="solid" draw:fill-color="#0047ff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49" style:family="graphic" style:parent-style-name="standard">
      <style:graphic-properties svg:stroke-width="0.01cm" svg:stroke-color="#000000" draw:fill="solid" draw:fill-color="#80800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0" style:family="graphic" style:parent-style-name="standard">
      <style:graphic-properties svg:stroke-width="0.01cm" svg:stroke-color="#000000" draw:fill="solid" draw:fill-color="#ffff0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1" style:family="graphic" style:parent-style-name="standard">
      <style:graphic-properties svg:stroke-width="0.01cm" svg:stroke-color="#000000" draw:fill="solid" draw:fill-color="#9966cc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2" style:family="graphic" style:parent-style-name="standard">
      <style:graphic-properties svg:stroke-width="0.01cm" svg:stroke-color="#000000" draw:fill="solid" draw:fill-color="#ff000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53" style:family="graphic" style:parent-style-name="standard">
      <style:graphic-properties svg:stroke-width="0.01cm" svg:stroke-color="#000000" draw:marker-start-width="0.215cm" draw:marker-end-width="0.215cm" draw:fill="solid" draw:fill-color="#ffff6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 fo:text-align="center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text-align="center"/>
      <style:text-properties fo:font-size="5pt" style:font-size-asian="5pt" style:font-size-complex="5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Symbo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style:font-name="Liberation Sans3"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onnector draw:style-name="gr1" draw:text-style-name="P1" draw:layer="layout" draw:line-skew="0.308cm" svg:x1="17.842cm" svg:y1="15.75cm" svg:x2="14.842cm" svg:y2="13.25cm" draw:start-shape="id1" draw:start-glue-point="3" draw:end-shape="id2" draw:end-glue-point="1" svg:d="M17842 15750h-1192v-2500h-1808" svg:viewBox="0 0 3001 2501">
          <text:p/>
        </draw:connector>
        <draw:connector draw:style-name="gr2" draw:text-style-name="P1" draw:layer="layout" svg:x1="10.842cm" svg:y1="7.75cm" svg:x2="9.526cm" svg:y2="7.951cm" draw:start-shape="id3" draw:start-glue-point="3" draw:end-shape="id4" draw:end-glue-point="1" svg:d="M10842 7750h-658v201h-658" svg:viewBox="0 0 1317 202">
          <text:p/>
        </draw:connector>
        <draw:connector draw:style-name="gr3" draw:text-style-name="P1" draw:layer="layout" svg:x1="10.842cm" svg:y1="9.25cm" svg:x2="9.526cm" svg:y2="9.15cm" draw:start-shape="id5" draw:start-glue-point="3" draw:end-shape="id6" draw:end-glue-point="1" svg:d="M10842 9250h-658v-100h-658" svg:viewBox="0 0 1317 101">
          <text:p/>
        </draw:connector>
        <draw:connector draw:style-name="gr4" draw:text-style-name="P1" draw:layer="layout" svg:x1="9.526cm" svg:y1="9.55cm" svg:x2="10.842cm" svg:y2="9.75cm" draw:start-shape="id7" draw:start-glue-point="1" draw:end-shape="id8" draw:end-glue-point="3" svg:d="M9526 9550h658v200h658" svg:viewBox="0 0 1317 201">
          <text:p/>
        </draw:connector>
        <draw:connector draw:style-name="gr5" draw:text-style-name="P1" draw:layer="layout" svg:x1="10.842cm" svg:y1="8.25cm" svg:x2="9.526cm" svg:y2="8.349cm" draw:start-shape="id9" draw:start-glue-point="3" draw:end-shape="id10" draw:end-glue-point="1" svg:d="M10842 8250h-658v99h-658" svg:viewBox="0 0 1317 100">
          <text:p/>
        </draw:connector>
        <draw:connector draw:style-name="gr6" draw:text-style-name="P1" draw:layer="layout" draw:line-skew="0.289cm" svg:x1="14.842cm" svg:y1="9.25cm" svg:x2="17.842cm" svg:y2="8cm" draw:start-shape="id11" draw:start-glue-point="1" draw:end-shape="id12" draw:end-glue-point="3" svg:d="M14842 9250h1789v-1250h1211" svg:viewBox="0 0 3001 1251">
          <text:p/>
        </draw:connector>
        <draw:frame draw:style-name="gr7" draw:text-style-name="P2" draw:layer="layout" svg:width="15.331cm" svg:height="1.656cm" svg:x="7.185cm" svg:y="1.734cm">
          <draw:text-box>
            <text:p text:style-name="P1"><text:span text:style-name="T1">ProTherm</text:span></text:p>
            <text:p text:style-name="P1"><text:span text:style-name="T2">The Raspberry Pi as a programmable thermostat</text:span></text:p>
          </draw:text-box>
        </draw:frame>
        <draw:g>
          <draw:custom-shape draw:style-name="gr8" draw:text-style-name="P3" draw:layer="layout" svg:width="0.5cm" svg:height="0.5cm" svg:x="12.342cm" svg:y="7.5cm">
            <text:p text:style-name="P1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5cm" svg:height="0.5cm" svg:x="12.842cm" svg:y="7.5cm">
            <text:p text:style-name="P1"><text:span text:style-name="T3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8cm">
            <text:p text:style-name="P1"><text:span text:style-name="T3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5cm" svg:height="0.5cm" svg:x="12.842cm" svg:y="8cm">
            <text:p text:style-name="P1"><text:span text:style-name="T3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8.5cm">
            <text:p text:style-name="P1"><text:span text:style-name="T3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cm" svg:height="0.5cm" svg:x="12.842cm" svg:y="8.5cm">
            <text:p text:style-name="P1"><text:span text:style-name="T3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9cm">
            <text:p text:style-name="P1"><text:span text:style-name="T3">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9cm">
            <text:p text:style-name="P1"><text:span text:style-name="T3">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cm" svg:height="0.5cm" svg:x="12.342cm" svg:y="9.5cm">
            <text:p text:style-name="P1"><text:span text:style-name="T3">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9.5cm">
            <text:p text:style-name="P1"><text:span text:style-name="T3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10cm">
            <text:p text:style-name="P1"><text:span text:style-name="T3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10cm">
            <text:p text:style-name="P1"><text:span text:style-name="T3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10.5cm">
            <text:p text:style-name="P1"><text:span text:style-name="T3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cm" svg:height="0.5cm" svg:x="12.842cm" svg:y="10.5cm">
            <text:p text:style-name="P1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11cm">
            <text:p text:style-name="P1"><text:span text:style-name="T3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11cm">
            <text:p text:style-name="P1"><text:span text:style-name="T3">1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5cm" svg:height="0.5cm" svg:x="12.342cm" svg:y="11.5cm">
            <text:p text:style-name="P1"><text:span text:style-name="T3">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11.5cm">
            <text:p text:style-name="P1"><text:span text:style-name="T3">1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12cm">
            <text:p text:style-name="P1"><text:span text:style-name="T3">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12.5cm">
            <text:p text:style-name="P1"><text:span text:style-name="T3">2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342cm" svg:y="13cm">
            <text:p text:style-name="P1"><text:span text:style-name="T3">2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cm" svg:height="0.5cm" svg:x="12.842cm" svg:y="12cm">
            <text:p text:style-name="P1"><text:span text:style-name="T3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12.5cm">
            <text:p text:style-name="P1"><text:span text:style-name="T3">2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13cm">
            <text:p text:style-name="P1"><text:span text:style-name="T3">2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0.5cm" svg:height="0.5cm" svg:x="12.342cm" svg:y="13.5cm">
            <text:p text:style-name="P1"><text:span text:style-name="T3">2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0.5cm" svg:height="0.5cm" svg:x="12.842cm" svg:y="13.5cm">
            <text:p text:style-name="P1"><text:span text:style-name="T3">2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5" draw:layer="layout" svg:width="1.5cm" svg:height="0.5cm" svg:x="13.342cm" svg:y="7.5cm">
          <text:p text:style-name="P4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5" draw:id="id25" draw:layer="layout" svg:width="1.5cm" svg:height="0.5cm" svg:x="13.342cm" svg:y="8cm">
          <text:p text:style-name="P4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7" draw:id="id27" draw:layer="layout" svg:width="1.5cm" svg:height="0.5cm" svg:x="13.342cm" svg:y="8.5cm">
          <text:p text:style-name="P4"><text:span text:style-name="T3">GN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1" draw:id="id11" draw:layer="layout" svg:width="1.5cm" svg:height="0.5cm" svg:x="13.342cm" svg:y="9cm">
          <text:p text:style-name="P4"><text:span text:style-name="T3">GPIO1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3" draw:id="id3" draw:layer="layout" svg:width="1.5cm" svg:height="0.5cm" svg:x="10.842cm" svg:y="7.5cm">
          <text:p text:style-name="P4"><text:span text:style-name="T3">3.3V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9" draw:id="id9" draw:layer="layout" svg:width="1.5cm" svg:height="0.5cm" svg:x="10.842cm" svg:y="8cm">
          <text:p text:style-name="P4"><text:span text:style-name="T3">GPIO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0.842cm" svg:y="8.5cm">
          <text:p text:style-name="P4"><text:span text:style-name="T3">GPIO3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" draw:id="id5" draw:layer="layout" svg:width="1.5cm" svg:height="0.5cm" svg:x="10.842cm" svg:y="9cm">
          <text:p text:style-name="P4"><text:span text:style-name="T3">GPIO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9" draw:id="id29" draw:layer="layout" svg:width="1.5cm" svg:height="0.5cm" svg:x="13.342cm" svg:y="9.5cm">
          <text:p text:style-name="P4"><text:span text:style-name="T3">GPIO15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3.342cm" svg:y="10cm">
          <text:p text:style-name="P4"><text:span text:style-name="T3">GPIO18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3.342cm" svg:y="10.5cm">
          <text:p text:style-name="P4"><text:span text:style-name="T3">GN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8" draw:id="id8" draw:layer="layout" svg:width="1.5cm" svg:height="0.5cm" svg:x="10.842cm" svg:y="9.5cm">
          <text:p text:style-name="P4"><text:span text:style-name="T3">GN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0.842cm" svg:y="10cm">
          <text:p text:style-name="P4"><text:span text:style-name="T3">GPIO17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0.842cm" svg:y="10.5cm">
          <text:p text:style-name="P4"><text:span text:style-name="T3">GPIO27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0.842cm" svg:y="11cm">
          <text:p text:style-name="P4"><text:span text:style-name="T3">GPIO2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5" draw:id="id15" draw:layer="layout" svg:width="1.5cm" svg:height="0.5cm" svg:x="10.842cm" svg:y="11.5cm">
          <text:p text:style-name="P4"><text:span text:style-name="T3">3.3V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9" draw:id="id19" draw:layer="layout" svg:width="1.5cm" svg:height="0.5cm" svg:x="13.342cm" svg:y="11cm">
          <text:p text:style-name="P4"><text:span text:style-name="T3">GPIO23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7" draw:id="id17" draw:layer="layout" svg:width="1.5cm" svg:height="0.5cm" svg:x="13.342cm" svg:y="11.5cm">
          <text:p text:style-name="P4"><text:span text:style-name="T3">GPIO2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3" draw:id="id13" draw:layer="layout" svg:width="1.5cm" svg:height="0.5cm" svg:x="13.342cm" svg:y="12cm">
          <text:p text:style-name="P4"><text:span text:style-name="T3">GN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0.842cm" svg:y="13.5cm">
          <text:p text:style-name="P4"><text:span text:style-name="T3">GN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2" draw:id="id22" draw:layer="layout" svg:width="1.5cm" svg:height="0.5cm" svg:x="10.842cm" svg:y="12cm">
          <text:p text:style-name="P4"><text:span text:style-name="T3">GPIO10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0.842cm" svg:y="12.5cm">
          <text:p text:style-name="P4"><text:span text:style-name="T3">GPIO9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4" draw:id="id24" draw:layer="layout" svg:width="1.5cm" svg:height="0.5cm" svg:x="10.842cm" svg:y="13cm">
          <text:p text:style-name="P4"><text:span text:style-name="T3">GPIO11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3.342cm" svg:y="12.5cm">
          <text:p text:style-name="P4"><text:span text:style-name="T3">GPIO25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2" draw:id="id2" draw:layer="layout" svg:width="1.5cm" svg:height="0.5cm" svg:x="13.342cm" svg:y="13cm">
          <text:p text:style-name="P4"><text:span text:style-name="T3">GPIO8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5cm" svg:x="13.342cm" svg:y="13.5cm">
          <text:p text:style-name="P4"><text:span text:style-name="T3">GPIO7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8" draw:id="id18" draw:layer="layout" svg:width="2cm" svg:height="0.5cm" svg:x="17.842cm" svg:y="15cm">
          <text:p text:style-name="P1"><text:span text:style-name="T3">RS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2cm" svg:height="0.5cm" svg:x="17.842cm" svg:y="15.5cm">
          <text:p text:style-name="P1"><text:span text:style-name="T3">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0" draw:id="id20" draw:layer="layout" svg:width="2cm" svg:height="0.5cm" svg:x="17.842cm" svg:y="16cm">
          <text:p text:style-name="P1"><text:span text:style-name="T3">D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1" draw:id="id21" draw:layer="layout" svg:width="2cm" svg:height="0.5cm" svg:x="17.842cm" svg:y="16.5cm">
          <text:p text:style-name="P1"><text:span text:style-name="T3">DI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3" draw:id="id23" draw:layer="layout" svg:width="2cm" svg:height="0.5cm" svg:x="17.842cm" svg:y="17cm">
          <text:p text:style-name="P1"><text:span text:style-name="T3">CLK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6" draw:id="id16" draw:layer="layout" svg:width="2cm" svg:height="0.5cm" svg:x="17.842cm" svg:y="17.5cm">
          <text:p text:style-name="P1"><text:span text:style-name="T3">VC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cm" svg:height="0.5cm" svg:x="17.842cm" svg:y="18cm">
          <text:p text:style-name="P1"><text:span text:style-name="T3">LIGH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4" draw:id="id14" draw:layer="layout" svg:width="2cm" svg:height="0.5cm" svg:x="17.842cm" svg:y="18.5cm">
          <text:p text:style-name="P1"><text:span text:style-name="T3">GND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871cm" svg:x1="14.842cm" svg:y1="12.25cm" svg:x2="17.842cm" svg:y2="18.75cm" draw:start-shape="id13" draw:start-glue-point="1" draw:end-shape="id14" draw:end-glue-point="3" svg:d="M14842 12250h629v6500h2371" svg:viewBox="0 0 3001 6501">
          <text:p/>
        </draw:connector>
        <draw:connector draw:style-name="gr14" draw:text-style-name="P1" draw:layer="layout" draw:line-skew="-0.853cm" svg:x1="10.842cm" svg:y1="11.75cm" svg:x2="17.842cm" svg:y2="17.75cm" draw:start-shape="id15" draw:start-glue-point="3" draw:end-shape="id16" draw:end-glue-point="3" svg:d="M10842 11750h-1368v6000h8368" svg:viewBox="0 0 8369 6001">
          <text:p/>
        </draw:connector>
        <draw:connector draw:style-name="gr15" draw:text-style-name="P1" draw:layer="layout" draw:line-skew="0.901cm" svg:x1="14.842cm" svg:y1="11.75cm" svg:x2="17.842cm" svg:y2="15.25cm" draw:start-shape="id17" draw:start-glue-point="1" draw:end-shape="id18" draw:end-glue-point="3" svg:d="M14842 11750h2401v3500h599" svg:viewBox="0 0 3001 3501">
          <text:p/>
        </draw:connector>
        <draw:connector draw:style-name="gr16" draw:text-style-name="P1" draw:layer="layout" draw:line-skew="-0.196cm" svg:x1="14.842cm" svg:y1="11.25cm" svg:x2="17.842cm" svg:y2="16.25cm" draw:start-shape="id19" draw:start-glue-point="1" draw:end-shape="id20" draw:end-glue-point="3" svg:d="M14842 11250h1304v5000h1696" svg:viewBox="0 0 3001 5001">
          <text:p/>
        </draw:connector>
        <draw:connector draw:style-name="gr17" draw:text-style-name="P1" draw:layer="layout" draw:line-skew="-0.423cm" svg:x1="17.842cm" svg:y1="16.75cm" svg:x2="10.842cm" svg:y2="12.25cm" draw:start-shape="id21" draw:start-glue-point="3" draw:end-shape="id22" draw:end-glue-point="3" svg:d="M17842 16750h-7938v-4500h938" svg:viewBox="0 0 7939 4501">
          <text:p/>
        </draw:connector>
        <draw:connector draw:style-name="gr18" draw:text-style-name="P1" draw:layer="layout" svg:x1="17.842cm" svg:y1="17.25cm" svg:x2="10.842cm" svg:y2="13.25cm" draw:start-shape="id23" draw:start-glue-point="3" draw:end-shape="id24" draw:end-glue-point="3" svg:d="M17842 17250h-7515v-4000h515" svg:viewBox="0 0 7516 4001">
          <text:p/>
        </draw:connector>
        <draw:g>
          <draw:custom-shape draw:style-name="gr19" draw:text-style-name="P1" draw:layer="layout" svg:width="5cm" svg:height="5cm" svg:x="19.842cm" svg:y="14.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4cm" svg:height="4cm" svg:x="20.342cm" svg:y="1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3.1cm" svg:height="3.6cm" svg:x="20.542cm" svg:y="15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3" xml:id="id26" draw:id="id26" draw:layer="layout" svg:width="2cm" svg:height="0.5cm" svg:x="17.842cm" svg:y="6.75cm">
          <text:p text:style-name="P1"><text:span text:style-name="T3">VC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28" draw:id="id28" draw:layer="layout" svg:width="2cm" svg:height="0.5cm" svg:x="17.842cm" svg:y="7.25cm">
          <text:p text:style-name="P1"><text:span text:style-name="T3">GN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2" draw:id="id12" draw:layer="layout" svg:width="2cm" svg:height="0.5cm" svg:x="17.842cm" svg:y="7.75cm">
          <text:p text:style-name="P1"><text:span text:style-name="T3">IN1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30" draw:id="id30" draw:layer="layout" svg:width="2cm" svg:height="0.5cm" svg:x="17.842cm" svg:y="8.25cm">
          <text:p text:style-name="P1"><text:span text:style-name="T3">IN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789cm" svg:x1="14.842cm" svg:y1="8.25cm" svg:x2="17.842cm" svg:y2="7cm" draw:start-shape="id25" draw:start-glue-point="1" draw:end-shape="id26" draw:end-glue-point="3" svg:d="M14842 8250h711v-1250h2289" svg:viewBox="0 0 3001 1251">
          <text:p/>
        </draw:connector>
        <draw:connector draw:style-name="gr4" draw:text-style-name="P1" draw:layer="layout" draw:line-skew="-0.225cm" svg:x1="14.842cm" svg:y1="8.75cm" svg:x2="17.842cm" svg:y2="7.5cm" draw:start-shape="id27" draw:start-glue-point="1" draw:end-shape="id28" draw:end-glue-point="3" svg:d="M14842 8750h1275v-1250h1725" svg:viewBox="0 0 3001 1251">
          <text:p/>
        </draw:connector>
        <draw:connector draw:style-name="gr22" draw:text-style-name="P1" draw:layer="layout" draw:line-skew="0.865cm" svg:x1="14.842cm" svg:y1="9.75cm" svg:x2="17.842cm" svg:y2="8.5cm" draw:start-shape="id29" draw:start-glue-point="1" draw:end-shape="id30" draw:end-glue-point="3" svg:d="M14842 9750h2365v-1250h635" svg:viewBox="0 0 3001 1251">
          <text:p/>
        </draw:connector>
        <draw:g>
          <draw:custom-shape draw:style-name="gr23" draw:text-style-name="P1" draw:layer="layout" svg:width="2.9cm" svg:height="3cm" svg:x="19.842cm" svg:y="6.2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8cm" svg:height="1.35cm" svg:x="20.342cm" svg:y="6.3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8cm" svg:height="1.35cm" svg:x="20.342cm" svg:y="7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3" draw:layer="layout" svg:width="1.743cm" svg:height="0.735cm" draw:transform="rotate (-1.5707963267949) translate (5.824cm 12.201cm)"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0.228cm" svg:height="0.541cm" draw:transform="rotate (-1.5707963267949) translate (5.726cm 13.944cm)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" xml:id="id40" draw:id="id40" draw:layer="layout" svg:width="0.731cm" svg:height="0.184cm" draw:transform="rotate (-1.5707963267949) translate (5.683cm 11.47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31" draw:id="id31" draw:layer="layout" svg:width="0.731cm" svg:height="0.184cm" draw:transform="rotate (-1.5707963267949) translate (5.415cm 11.47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323cm" svg:y1="11.47cm" svg:x2="7.126cm" svg:y2="9.15cm" draw:start-shape="id31" draw:start-glue-point="3" draw:end-shape="id32" draw:end-glue-point="3" svg:d="M5323 11470v-2320h1803" svg:viewBox="0 0 1804 2321">
          <text:p/>
        </draw:connector>
        <draw:custom-shape draw:style-name="gr28" draw:text-style-name="P1" xml:id="id33" draw:id="id33" draw:layer="layout" svg:width="0.172cm" svg:height="1.7cm" svg:x="5.236cm" svg:y="5.8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xml:id="id35" draw:id="id35" draw:layer="layout" svg:width="0.172cm" svg:height="1.7cm" svg:x="5.595cm" svg:y="5.8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xml:id="id37" draw:id="id37" draw:layer="layout" svg:width="0.172cm" svg:height="1.7cm" svg:x="5.954cm" svg:y="5.899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322cm" svg:y1="7.599cm" svg:x2="7.126cm" svg:y2="8.75cm" draw:start-shape="id33" draw:start-glue-point="2" draw:end-shape="id34" draw:end-glue-point="3" svg:d="M5322 7599v1151h1804" svg:viewBox="0 0 1805 1152">
          <text:p/>
        </draw:connector>
        <draw:connector draw:style-name="gr3" draw:text-style-name="P1" draw:layer="layout" svg:x1="5.681cm" svg:y1="7.599cm" svg:x2="7.126cm" svg:y2="8.35cm" draw:start-shape="id35" draw:start-glue-point="2" draw:end-shape="id36" draw:end-glue-point="3" svg:d="M5681 7599v751h1445" svg:viewBox="0 0 1446 752">
          <text:p/>
        </draw:connector>
        <draw:connector draw:style-name="gr2" draw:text-style-name="P1" draw:layer="layout" svg:x1="6.04cm" svg:y1="7.599cm" svg:x2="7.126cm" svg:y2="7.951cm" draw:start-shape="id37" draw:start-glue-point="2" draw:end-shape="id38" draw:end-glue-point="3" svg:d="M6040 7599v352h1086" svg:viewBox="0 0 1087 353">
          <text:p/>
        </draw:connector>
        <draw:frame draw:style-name="gr29" draw:text-style-name="P6" draw:layer="layout" svg:width="5.158cm" svg:height="0.556cm" svg:x="19.817cm" svg:y="13.78cm">
          <draw:text-box>
            <text:p><text:span text:style-name="T4">LCD display PCD8544</text:span></text:p>
          </draw:text-box>
        </draw:frame>
        <draw:frame draw:style-name="gr30" draw:text-style-name="P6" draw:layer="layout" svg:width="2.898cm" svg:height="0.556cm" svg:x="19.902cm" svg:y="5.488cm">
          <draw:text-box>
            <text:p><text:span text:style-name="T4">Relay Board</text:span></text:p>
          </draw:text-box>
        </draw:frame>
        <draw:frame draw:style-name="gr31" draw:text-style-name="P7" draw:layer="layout" svg:width="0.971cm" svg:height="0.416cm" svg:x="8.715cm" svg:y="7.183cm">
          <draw:text-box>
            <text:p><text:span text:style-name="T3">4.7 k</text:span><text:span text:style-name="T5">W</text:span></text:p>
          </draw:text-box>
        </draw:frame>
        <draw:g>
          <draw:custom-shape draw:style-name="gr32" draw:text-style-name="P8" draw:layer="layout" svg:width="1.5cm" svg:height="2cm" svg:x="4.948cm" svg:y="3.899cm">
            <text:p text:style-name="P1"><text:span text:style-name="T6">DALLAS</text:span></text:p>
            <text:p text:style-name="P1"><text:span text:style-name="T6">DS18B20</text:span></text:p>
            <draw:enhanced-geometry svg:viewBox="0 0 21600 21600" draw:type="rectangle" draw:enhanced-path="M 0 0 L 21600 0 21600 21600 0 21600 0 0 Z N"/>
          </draw:custom-shape>
          <draw:frame draw:style-name="gr33" draw:text-style-name="P9" draw:layer="layout" svg:width="1.095cm" svg:height="0.475cm" svg:x="5.151cm" svg:y="5.343cm">
            <draw:text-box>
              <text:p><text:span text:style-name="T7">1 <text:s/>2 <text:s/>3</text:span></text:p>
            </draw:text-box>
          </draw:frame>
        </draw:g>
        <draw:g>
          <draw:g>
            <draw:path draw:style-name="gr34" draw:text-style-name="P1" draw:layer="layout" svg:width="1.925cm" svg:height="1.529cm" draw:transform="rotate (-3.14159265358979) translate (8.774cm 5.478cm)" svg:viewBox="0 0 1926 1530" svg:d="M1691 1530c148-161 235-373 235-612 0-521-417-918-963-918s-963 397-963 918c0 239 87 451 235 612z">
              <text:p/>
            </draw:path>
            <draw:g>
              <draw:g>
                <draw:custom-shape draw:style-name="gr35" draw:text-style-name="P1" draw:layer="layout" svg:width="0.183cm" svg:height="0.19cm" svg:x="7.252cm" svg:y="4.34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5" draw:text-style-name="P1" draw:layer="layout" svg:width="0.183cm" svg:height="0.19cm" svg:x="8.187cm" svg:y="4.34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35" draw:text-style-name="P1" draw:layer="layout" svg:width="0.183cm" svg:height="0.19cm" svg:x="7.72cm" svg:y="4.346cm">
                  <text:p/>
                  <draw:enhanced-geometry svg:viewBox="0 0 21600 21600" draw:type="rectangle" draw:enhanced-path="M 0 0 L 21600 0 21600 21600 0 21600 0 0 Z N"/>
                </draw:custom-shape>
              </draw:g>
              <draw:frame draw:style-name="gr33" draw:text-style-name="P9" draw:layer="layout" svg:width="1.095cm" svg:height="0.475cm" svg:x="7.264cm" svg:y="4.605cm">
                <draw:text-box>
                  <text:p><text:span text:style-name="T7">1 <text:s/>2 <text:s/>3</text:span></text:p>
                </draw:text-box>
              </draw:frame>
            </draw:g>
          </draw:g>
          <draw:frame draw:style-name="gr36" draw:text-style-name="P3" draw:layer="layout" svg:width="1.894cm" svg:height="0.713cm" svg:x="6.864cm" svg:y="5.654cm">
            <draw:text-box>
              <text:p text:style-name="P1"><text:span text:style-name="T3">DS18B20</text:span></text:p>
              <text:p text:style-name="P1"><text:span text:style-name="T3">Bottom view</text:span></text:p>
            </draw:text-box>
          </draw:frame>
        </draw:g>
        <draw:frame draw:style-name="gr37" draw:text-style-name="P10" draw:layer="controls" svg:width="3.605cm" svg:height="0.949cm" svg:x="11.061cm" svg:y="14.318cm">
          <draw:text-box>
            <text:p text:style-name="P1"><text:span text:style-name="T8">Pinout for models</text:span></text:p>
            <text:p text:style-name="P1"><text:span text:style-name="T8">B rev.2, B+, 2</text:span></text:p>
          </draw:text-box>
        </draw:frame>
        <draw:frame draw:style-name="gr38" draw:text-style-name="P12" draw:layer="layout" svg:width="7.165cm" svg:height="0.763cm" svg:x="4.838cm" svg:y="18.766cm">
          <draw:text-box>
            <text:p text:style-name="P11"><text:span text:style-name="T9">CC-By-SA niccolo@rigacci.org</text:span></text:p>
          </draw:text-box>
        </draw:frame>
        <draw:connector draw:style-name="gr5" draw:text-style-name="P1" draw:layer="layout" svg:x1="7.126cm" svg:y1="9.551cm" svg:x2="5.591cm" svg:y2="11.47cm" draw:start-shape="id39" draw:start-glue-point="3" draw:end-shape="id40" draw:end-glue-point="3" svg:d="M7126 9551h-1535v1919" svg:viewBox="0 0 1536 1920">
          <text:p/>
        </draw:connector>
        <draw:frame draw:style-name="gr39" draw:text-style-name="P14" draw:layer="layout" svg:width="0.971cm" svg:height="0.416cm" svg:x="7.26cm" svg:y="9.994cm">
          <draw:text-box>
            <text:p text:style-name="P13"><text:span text:style-name="T10">560 </text:span><text:span text:style-name="T5">W</text:span></text:p>
          </draw:text-box>
        </draw:frame>
        <draw:custom-shape draw:style-name="gr40" draw:text-style-name="P1" xml:id="id38" draw:id="id38" draw:layer="layout" svg:width="0.4cm" svg:height="0.4cm" svg:x="7.126cm" svg:y="7.7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6" draw:id="id36" draw:layer="layout" svg:width="0.4cm" svg:height="0.4cm" svg:x="7.126cm" svg:y="8.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4" draw:id="id34" draw:layer="layout" svg:width="0.4cm" svg:height="0.4cm" svg:x="7.126cm" svg:y="8.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2" draw:id="id32" draw:layer="layout" svg:width="0.4cm" svg:height="0.4cm" svg:x="7.126cm" svg:y="8.9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39" draw:id="id39" draw:layer="layout" svg:width="0.4cm" svg:height="0.4cm" svg:x="7.126cm" svg:y="9.3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526cm" svg:y="7.7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526cm" svg:y="8.1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526cm" svg:y="8.5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526cm" svg:y="8.9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526cm" svg:y="9.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926cm" svg:y="7.7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926cm" svg:y="8.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926cm" svg:y="8.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926cm" svg:y="8.9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7.926cm" svg:y="9.3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326cm" svg:y="7.7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326cm" svg:y="8.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326cm" svg:y="8.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326cm" svg:y="8.9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326cm" svg:y="9.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726cm" svg:y="7.7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726cm" svg:y="8.14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726cm" svg:y="8.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726cm" svg:y="8.9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8.726cm" svg:y="9.3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4" draw:id="id4" draw:layer="layout" svg:width="0.4cm" svg:height="0.4cm" svg:x="9.126cm" svg:y="7.7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0" draw:id="id10" draw:layer="layout" svg:width="0.4cm" svg:height="0.4cm" svg:x="9.126cm" svg:y="8.14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4cm" svg:height="0.4cm" svg:x="9.126cm" svg:y="8.5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6" draw:id="id6" draw:layer="layout" svg:width="0.4cm" svg:height="0.4cm" svg:x="9.126cm" svg:y="8.9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7" draw:id="id7" draw:layer="layout" svg:width="0.4cm" svg:height="0.4cm" svg:x="9.126cm" svg:y="9.35cm">
          <text:p/>
          <draw:enhanced-geometry svg:viewBox="0 0 21600 21600" draw:type="rectangle" draw:enhanced-path="M 0 0 L 21600 0 21600 21600 0 21600 0 0 Z N"/>
        </draw:custom-shape>
        <draw:polyline draw:style-name="gr41" draw:text-style-name="P1" draw:layer="layout" svg:width="1.999cm" svg:height="0.8cm" draw:transform="rotate (-3.14159265358979) translate (9.342cm 9.551cm)" svg:viewBox="0 0 2000 801" draw:points="0,0 800,0 800,401 2000,401 2000,801">
          <text:p/>
        </draw:polyline>
        <draw:line draw:style-name="gr42" draw:text-style-name="P1" draw:layer="layout" svg:x1="8.142cm" svg:y1="9.551cm" svg:x2="7.342cm" svg:y2="9.551cm">
          <text:p/>
        </draw:line>
        <draw:polyline draw:style-name="gr43" draw:text-style-name="P1" draw:layer="layout" svg:width="1.999cm" svg:height="0.799cm" draw:transform="rotate (-3.14159265358979) translate (9.342cm 9.15cm)" svg:viewBox="0 0 2000 800" draw:points="0,0 400,0 400,400 1600,400 1600,800 2000,800">
          <text:p/>
        </draw:polyline>
        <draw:line draw:style-name="gr42" draw:text-style-name="P1" draw:layer="layout" svg:x1="9.342cm" svg:y1="8.35cm" svg:x2="8.142cm" svg:y2="8.35cm">
          <text:p/>
        </draw:line>
        <draw:line draw:style-name="gr44" draw:text-style-name="P1" draw:layer="layout" svg:x1="9.342cm" svg:y1="7.95cm" svg:x2="7.342cm" svg:y2="7.95cm">
          <text:p/>
        </draw:line>
        <draw:line draw:style-name="gr45" draw:text-style-name="P1" draw:layer="layout" svg:x1="8.942cm" svg:y1="7.95cm" svg:x2="8.942cm" svg:y2="9.15cm">
          <text:p/>
        </draw:line>
        <draw:line draw:style-name="gr45" draw:text-style-name="P1" draw:layer="layout" svg:x1="8.542cm" svg:y1="8.35cm" svg:x2="8.542cm" svg:y2="9.15cm">
          <text:p/>
        </draw:line>
        <draw:line draw:style-name="gr45" draw:text-style-name="P1" draw:layer="layout" svg:x1="8.133cm" svg:y1="8.35cm" svg:x2="8.133cm" svg:y2="9.551cm">
          <text:p/>
        </draw:line>
        <draw:g>
          <draw:custom-shape draw:style-name="gr46" draw:text-style-name="P1" draw:layer="layout" svg:width="0.2cm" svg:height="0.9cm" svg:x="8.038cm" svg:y="8.48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2cm" svg:height="0.071cm" svg:x="8.038cm" svg:y="8.57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2cm" svg:height="0.07cm" svg:x="8.038cm" svg:y="8.67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0.2cm" svg:height="0.07cm" svg:x="8.038cm" svg:y="8.7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" draw:layer="layout" svg:width="0.2cm" svg:height="0.9cm" svg:x="8.844cm" svg:y="8.10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0.2cm" svg:height="0.071cm" svg:x="8.844cm" svg:y="8.18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" draw:layer="layout" svg:width="0.2cm" svg:height="0.07cm" svg:x="8.844cm" svg:y="8.292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0.2cm" svg:height="0.07cm" svg:x="8.844cm" svg:y="8.398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5" draw:layer="layout" svg:width="0.454cm" svg:height="0.249cm" svg:x="8.326cm" svg:y="8.641cm">
          <text:p text:style-name="P1"><text:span text:style-name="T11">1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4" draw:layer="layout" svg:width="1.014cm" svg:height="0.416cm" svg:x="8.331cm" svg:y="9.852cm">
          <draw:text-box>
            <text:p text:style-name="P13"><text:span text:style-name="T10">100 nF</text:span></text:p>
          </draw:text-box>
        </draw:frame>
        <draw:frame draw:style-name="gr30" draw:text-style-name="P6" draw:layer="layout" svg:width="2.94cm" svg:height="0.556cm" svg:x="4.888cm" svg:y="14.553cm">
          <draw:text-box>
            <text:p><text:span text:style-name="T4">Push Butt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6T06:53:12.650160366</meta:creation-date>
    <dc:date>2016-01-02T17:37:13.315997700</dc:date>
    <meta:editing-duration>PT3H31M32S</meta:editing-duration>
    <meta:editing-cycles>22</meta:editing-cycles>
    <meta:generator>LibreOffice/4.3.3.2$Linux_X86_64 LibreOffice_project/430m0$Build-2</meta:generator>
    <meta:document-statistic meta:object-count="172"/>
  </office:meta>
</office:document-meta>
</file>